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pple-system" svg:font-family="apple-system, BlinkMacSystemFont, 'Segoe UI', Helvetica, Arial, sans-serif, 'Apple Color Emoji', 'Segoe UI Emoji', 'Segoe UI Symbol'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0" style:family="paragraph" style:parent-style-name="Standard">
      <style:text-properties officeooo:paragraph-rsid="000f0814"/>
    </style:style>
    <style:style style:name="P11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2" style:family="paragraph" style:parent-style-name="Standard">
      <style:paragraph-properties fo:break-before="page"/>
      <style:text-properties style:font-name="Arial"/>
    </style:style>
    <style:style style:name="P13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4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16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17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15f1a0" officeooo:paragraph-rsid="000a1dd3"/>
    </style:style>
    <style:style style:name="P18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19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20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21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22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23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24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25" style:family="paragraph" style:parent-style-name="Standard">
      <style:paragraph-properties fo:margin-left="3.784cm" fo:margin-right="0cm" fo:text-indent="-3.784cm" style:auto-text-indent="false">
        <style:tab-stops/>
      </style:paragraph-properties>
    </style:style>
    <style:style style:name="P26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fo:font-size="12pt" officeooo:rsid="0014d38c" officeooo:paragraph-rsid="00151856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51856" officeooo:paragraph-rsid="00151856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7b708" officeooo:paragraph-rsid="0017b708"/>
    </style:style>
    <style:style style:name="P29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0" style:family="paragraph" style:parent-style-name="Text_20_body">
      <style:text-properties style:font-name="Courier New" fo:font-size="12pt" fo:font-weight="normal" officeooo:paragraph-rsid="0017b708" fo:background-color="#ffffff" style:font-size-asian="12pt" style:font-weight-asian="normal" style:font-size-complex="12pt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32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 fo:font-size="12pt" fo:font-style="italic" officeooo:rsid="0017b708" officeooo:paragraph-rsid="00151856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  <style:text-properties fo:font-size="12pt" officeooo:rsid="00187c0a" officeooo:paragraph-rsid="00187c0a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20pt" fo:font-weight="bold" officeooo:rsid="001ab52d" officeooo:paragraph-rsid="001ab52d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tyle="normal" officeooo:rsid="001ab52d" officeooo:paragraph-rsid="001ab52d" style:font-style-asian="normal" style:font-style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7b708" officeooo:paragraph-rsid="0017b708"/>
    </style:style>
    <style:style style:name="P3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Courier New" fo:font-size="12pt" fo:font-weight="normal" officeooo:paragraph-rsid="001ab52d" fo:background-color="#fffff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Courier New" fo:font-size="12pt" fo:font-weight="normal" officeooo:paragraph-rsid="001c8d0d" fo:background-color="#ffffff" style:font-size-asian="12pt" style:font-weight-asian="normal" style:font-size-complex="12pt" style:font-weight-complex="normal"/>
    </style:style>
    <style:style style:name="P39" style:family="paragraph" style:parent-style-name="WW-Table_20_Contents1">
      <style:text-properties style:font-name="Arial" fo:font-size="10pt" officeooo:rsid="001ab52d" officeooo:paragraph-rsid="001ab52d" style:font-size-asian="10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1ab52d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officeooo:rsid="0017b708" style:font-style-asian="italic" style:font-style-complex="italic"/>
    </style:style>
    <style:style style:name="T5" style:family="text">
      <style:text-properties style:font-name="Arial" fo:font-style="italic" officeooo:rsid="00187c0a" style:font-style-asian="italic" style:font-style-complex="italic"/>
    </style:style>
    <style:style style:name="T6" style:family="text">
      <style:text-properties style:font-name="Arial" fo:font-style="normal" officeooo:rsid="001ab52d" style:font-style-asian="normal" style:font-style-complex="normal"/>
    </style:style>
    <style:style style:name="T7" style:family="text">
      <style:text-properties officeooo:rsid="000f0814"/>
    </style:style>
    <style:style style:name="T8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ab52d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officeooo:rsid="0017b708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tyle="normal" officeooo:rsid="001ab52d" style:font-style-asian="normal" style:font-style-complex="normal"/>
    </style:style>
    <style:style style:name="T14" style:family="text">
      <style:text-properties style:font-name="Courier New" officeooo:rsid="001ab52d"/>
    </style:style>
    <style:style style:name="T15" style:family="text">
      <style:text-properties officeooo:rsid="001ab52d"/>
    </style:style>
    <style:style style:name="T16" style:family="text">
      <style:text-properties officeooo:rsid="001b81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7"/>
      <text:p text:style-name="P7"/>
      <text:p text:style-name="P7"/>
      <text:p text:style-name="P7"/>
      <text:p text:style-name="P7"/>
      <text:p text:style-name="P34">UTut: University Tutor</text:p>
      <text:p text:style-name="P5"><text:s/><text:span text:style-name="T11">Program Design Languag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<text:span text:style-name="T7">Asst. </text:span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35">Mendoza, John Dominic F.</text:p>
      <text:p text:style-name="P35">Segismundo, Julio Ismael C.</text:p>
      <text:p text:style-name="P10"/>
      <text:p text:style-name="P10"/>
      <text:p text:style-name="P10"/>
      <text:p text:style-name="P10"/>
      <text:p text:style-name="P10"/>
      <text:p text:style-name="P9">In partial fulfillment of Academic Requirements</text:p>
      <text:p text:style-name="P8">for the course</text:p>
      <text:p text:style-name="P8">CS 191 Software Engineering I</text:p>
      <text:p text:style-name="P8">of the </text:p>
      <text:p text:style-name="P24"><text:span text:style-name="T8">1</text:span><text:span text:style-name="T10">st</text:span><text:span text:style-name="T8"> Semester, AY 201</text:span><text:span text:style-name="T9">7</text:span><text:span text:style-name="T8">-201</text:span><text:span text:style-name="T9">8</text:span></text:p>
      <text:p text:style-name="P11">Revision Control</text:p>
      <text:p text:style-name="P14"/>
      <text:p text:style-name="P14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18">Revision Date</text:p>
            </table:table-cell>
            <table:table-cell table:style-name="Table7.A1" office:value-type="string">
              <text:p text:style-name="P18">Person Responsible</text:p>
            </table:table-cell>
            <table:table-cell table:style-name="Table7.A1" office:value-type="string">
              <text:p text:style-name="P19">Version</text:p>
              <text:p text:style-name="P19">Number</text:p>
            </table:table-cell>
            <table:table-cell table:style-name="Table7.D1" office:value-type="string">
              <text:p text:style-name="P18">Modification</text:p>
            </table:table-cell>
          </table:table-row>
        </table:table-header-rows>
        <table:table-row>
          <table:table-cell table:style-name="Table7.A2" office:value-type="string">
            <text:p text:style-name="P20"><text:span text:style-name="T15">11</text:span>/<text:span text:style-name="T15">28</text:span>/<text:span text:style-name="T15">17</text:span></text:p>
          </table:table-cell>
          <table:table-cell table:style-name="Table7.A2" office:value-type="string">
            <text:p text:style-name="P39">John Dominic Mendoza</text:p>
          </table:table-cell>
          <table:table-cell table:style-name="Table7.A2" office:value-type="string">
            <text:p text:style-name="P23">1.0</text:p>
          </table:table-cell>
          <table:table-cell table:style-name="Table7.D2" office:value-type="string">
            <text:p text:style-name="P29">Initial Document; </text:p>
          </table:table-cell>
        </table:table-row>
        <table:table-row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2"/>
          </table:table-cell>
          <table:table-cell table:style-name="Table7.D2" office:value-type="string">
            <text:p text:style-name="P22"/>
          </table:table-cell>
        </table:table-row>
      </table:table>
      <text:p text:style-name="P13"/>
      <text:p text:style-name="P33"><text:span text:style-name="T4">C</text:span><text:span text:style-name="T3">ontrol Class: <text:s/></text:span><text:span text:style-name="T6">AcceptTutorialController</text:span></text:p>
      <text:p text:style-name="P32"/>
      <text:p text:style-name="P26"><text:span text:style-name="T4">Program Specification </text:span><text:span text:style-name="T5">(Method)</text:span><text:span text:style-name="T3">: </text:span><text:span text:style-name="T13">AcceptSchedule</text:span></text:p>
      <text:p text:style-name="P25"/>
      <text:p text:style-name="P28">Input:</text:p>
      <text:p text:style-name="P28"><text:tab/><text:span text:style-name="T14">tutorial – The tutorial object in which is to be accepted.</text:span></text:p>
      <text:p text:style-name="P28"><text:span text:style-name="T14"><text:tab/>user – The user that accepts the tutorial schedule.</text:span></text:p>
      <text:p text:style-name="P28"/>
      <text:p text:style-name="P28">Output:</text:p>
      <text:p text:style-name="P28"><text:tab/><text:span text:style-name="T12">None</text:span></text:p>
      <text:p text:style-name="P28"/>
      <text:p text:style-name="P28">Program Logic:</text:p>
      <text:p text:style-name="P28"/>
      <text:p text:style-name="P37"><text:span text:style-name="T11">DO<text:line-break/> <text:s text:c="2"/>READ next Tutorial</text:span></text:p>
      <text:p text:style-name="P37"><text:s text:c="3"/><text:span text:style-name="T15">IF Tutorial == tutorial</text:span></text:p>
      <text:p text:style-name="P37"><text:s text:c="3"/><text:span text:style-name="T15">THEN </text:span></text:p>
      <text:p text:style-name="P37"><text:s text:c="6"/><text:span text:style-name="T16">IF user == Tutorial.tutor</text:span></text:p>
      <text:p text:style-name="P38"><text:s text:c="6"/><text:span text:style-name="T16">THEN </text:span></text:p>
      <text:p text:style-name="P38"><text:span text:style-name="T16"><text:s text:c="9"/>Tutorial.tutor_accept = true</text:span></text:p>
      <text:p text:style-name="P38"><text:s text:c="6"/><text:span text:style-name="T16">ELSE </text:span></text:p>
      <text:p text:style-name="P38"><text:span text:style-name="T16"><text:s text:c="9"/>Tutorial.tutee_accept = true</text:span></text:p>
      <text:p text:style-name="P37"><text:s text:c="6"/><text:span text:style-name="T16">END IF</text:span></text:p>
      <text:p text:style-name="P37"><text:s text:c="3"/><text:span text:style-name="T16">END IF</text:span></text:p>
      <text:p text:style-name="P30">UNTIL End-of-file 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/>
      <text:p text:style-name="P4"/>
      <text:p text:style-name="P4"/>
      <text:p text:style-name="P4"/>
      <text:p text:style-name="P12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pple-system" svg:font-family="apple-system, BlinkMacSystemFont, 'Segoe UI', Helvetica, Arial, sans-serif, 'Apple Color Emoji', 'Segoe UI Emoji', 'Segoe UI Symbol'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ab52d" style:font-size-asian="8pt" style:font-size-complex="8pt"/>
    </style:style>
    <style:style style:name="MT3" style:family="text">
      <style:text-properties officeooo:rsid="001ab52d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UTut: University Tutor</text:span><text:span text:style-name="MT1"><text:tab/><text:tab/>Page </text:span><text:span text:style-name="MT1"><text:page-number style:num-format="1" text:select-page="current">6</text:page-number></text:span></text:p>
        <text:p text:style-name="MP3">Version: <text:span text:style-name="MT3">1.0</text:span><text:tab/><text:tab/>Group: <text:span text:style-name="MT3">SegMen Fault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06-01-06T01:50:00</meta:creation-date>
    <dc:date>2017-11-28T15:06:43.806000000</dc:date>
    <dc:language>de-DE</dc:language>
    <meta:editing-cycles>22</meta:editing-cycles>
    <meta:editing-duration>PT1H47M4S</meta:editing-duration>
    <meta:document-statistic meta:table-count="1" meta:image-count="0" meta:object-count="0" meta:page-count="6" meta:paragraph-count="48" meta:word-count="144" meta:character-count="1044" meta:non-whitespace-character-count="879"/>
    <meta:user-defined meta:name="Info 1"/>
    <meta:user-defined meta:name="Info 2"/>
    <meta:user-defined meta:name="Info 3"/>
    <meta:user-defined meta:name="Info 4"/>
  </office:meta>
</office:document-meta>
</file>